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utile</text:p>
      <text:p text:style-name="Standard"/>
      <text:p text:style-name="Standard"><text:a xlink:type="simple" xlink:href="http://www.v-labs.fr/article/tuto-capteur-de-mouvements-photos-sur-arduino-raspberry-b" text:style-name="Internet_20_link" text:visited-style-name="Visited_20_Internet_20_Link">http://www.v-labs.fr/article/tuto-capteur-de-mouvements-photos-sur-arduino-raspberry-b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9:18:32.95</meta:creation-date>
    <dc:date>2017-09-21T09:19:49.58</dc:date>
    <meta:editing-duration>PT1M1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3" meta:character-count="96"/>
  </office:meta>
</office:document-meta>
</file>